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7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16204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10172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16204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9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16204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16204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4">
      <style:drawing-page-properties draw:fill="solid" draw:fill-color="#101726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0.22043in" svg:y="2.96774in" svg:width="6.67204in" svg:height="2.19892in" draw:id="id63" draw:style-name="a383" draw:name="Rectangle: Rounded Corners 6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5.98387in" svg:y="1in" svg:width="6.99462in" svg:height="4.16667in" draw:id="id64" draw:style-name="a386" draw:name="Rectangle: Rounded Corners 7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42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0.35484in" svg:y="1in" svg:width="5.4086in" svg:height="1.80573in" draw:id="id65" draw:style-name="a390" draw:name="Rectangle: Rounded Corners 5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0.22043in" svg:y="5.32868in" svg:width="12.75806in" svg:height="2.19892in" draw:id="id66" draw:style-name="a393" draw:name="Rectangle: Rounded Corners 8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64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draw:page draw:name="Slide2" draw:style-name="a394" draw:master-page-name="Master1-Layout2-obj-Title-and-Content" presentation:presentation-page-layout-name="Master1-PPL2" draw:id="Slide-257">
        <draw:custom-shape svg:x="0.23118in" svg:y="1.4086in" svg:width="3.03763in" svg:height="5.86022in" draw:id="id67" draw:style-name="a398" draw:name="Rectangle: Rounded Corners 8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612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3.5in" svg:y="1.4086in" svg:width="9.60215in" svg:height="5.86022in" draw:id="id68" draw:style-name="a401" draw:name="Rectangle: Rounded Corners 9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20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89" draw:style="linear" draw:angle="0" draw:start-color="#931196" draw:end-color="#221673" draw:start-intensity="100%" draw:end-intensity="100%"/>
    <draw:gradient draw:name="a397" draw:style="linear" draw:angle="0" draw:start-color="#931196" draw:end-color="#221673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Prithviraj Hiremath</meta:initial-creator>
    <dc:creator>Prithviraj Hiremath</dc:creator>
    <meta:creation-date>2024-08-20T13:00:13Z</meta:creation-date>
    <dc:date>2024-08-20T13:47:10Z</dc:date>
    <meta:editing-cycles>1</meta:editing-cycles>
    <meta:editing-duration>PT2816S</meta:editing-duration>
    <meta:document-statistic meta:paragraph-count="0" meta:word-count="0"/>
  </office:meta>
</office:document-meta>
</file>